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fc368a" officeooo:paragraph-rsid="0006e747"/>
    </style:style>
    <style:style style:name="P2" style:family="paragraph" style:parent-style-name="Standard">
      <style:text-properties officeooo:rsid="00ea543c" officeooo:paragraph-rsid="0006e747"/>
    </style:style>
    <style:style style:name="P3" style:family="paragraph" style:parent-style-name="Standard">
      <style:text-properties officeooo:rsid="00d3fe71" officeooo:paragraph-rsid="0006e747"/>
    </style:style>
    <style:style style:name="P4" style:family="paragraph" style:parent-style-name="Standard">
      <style:text-properties officeooo:rsid="0156d0e2" officeooo:paragraph-rsid="0006e747"/>
    </style:style>
    <style:style style:name="P5" style:family="paragraph" style:parent-style-name="Standard">
      <style:text-properties officeooo:rsid="011316fb" officeooo:paragraph-rsid="0006e747"/>
    </style:style>
    <style:style style:name="P6" style:family="paragraph" style:parent-style-name="Standard">
      <style:text-properties officeooo:rsid="00fe6c56" officeooo:paragraph-rsid="0006e747"/>
    </style:style>
    <style:style style:name="P7" style:family="paragraph" style:parent-style-name="Standard">
      <style:text-properties officeooo:rsid="016dfb43" officeooo:paragraph-rsid="0006e747"/>
    </style:style>
    <style:style style:name="P8" style:family="paragraph" style:parent-style-name="Standard">
      <style:text-properties officeooo:rsid="0137e6c7" officeooo:paragraph-rsid="0006e747"/>
    </style:style>
    <style:style style:name="P9" style:family="paragraph" style:parent-style-name="Standard">
      <style:text-properties officeooo:rsid="01803f79" officeooo:paragraph-rsid="0006e747"/>
    </style:style>
    <style:style style:name="P10" style:family="paragraph" style:parent-style-name="Standard">
      <style:text-properties officeooo:paragraph-rsid="0006e747"/>
    </style:style>
    <style:style style:name="P11" style:family="paragraph" style:parent-style-name="Standard">
      <style:text-properties officeooo:rsid="009ede40" officeooo:paragraph-rsid="0006e747"/>
    </style:style>
    <style:style style:name="P12" style:family="paragraph" style:parent-style-name="Standard">
      <style:text-properties officeooo:rsid="00928a1a" officeooo:paragraph-rsid="0006e747"/>
    </style:style>
    <style:style style:name="P13" style:family="paragraph" style:parent-style-name="Standard">
      <style:text-properties officeooo:rsid="00160e0e" officeooo:paragraph-rsid="0006e747" fo:background-color="#ffff00"/>
    </style:style>
    <style:style style:name="P14" style:family="paragraph" style:parent-style-name="Standard">
      <style:text-properties officeooo:rsid="0104c758" officeooo:paragraph-rsid="0006e747" fo:background-color="#dee6ef"/>
    </style:style>
    <style:style style:name="P15" style:family="paragraph" style:parent-style-name="Standard" style:list-style-name="L1">
      <style:text-properties officeooo:paragraph-rsid="000c40cd"/>
    </style:style>
    <style:style style:name="P16" style:family="paragraph" style:parent-style-name="Standard" style:list-style-name="L2">
      <style:text-properties officeooo:paragraph-rsid="00265e67"/>
    </style:style>
    <style:style style:name="P17" style:family="paragraph" style:parent-style-name="Standard" style:list-style-name="L3">
      <style:text-properties officeooo:paragraph-rsid="0006e747"/>
    </style:style>
    <style:style style:name="P18" style:family="paragraph" style:parent-style-name="Standard" style:list-style-name="L4">
      <style:text-properties officeooo:paragraph-rsid="008b0a70"/>
    </style:style>
    <style:style style:name="P19" style:family="paragraph" style:parent-style-name="Standard" style:list-style-name="L4">
      <style:text-properties officeooo:paragraph-rsid="008dabda" fo:background-color="#dee6ef"/>
    </style:style>
    <style:style style:name="P20" style:family="paragraph" style:parent-style-name="Standard" style:list-style-name="L4">
      <style:text-properties style:font-name="Liberation Serif" officeooo:paragraph-rsid="008dabda"/>
    </style:style>
    <style:style style:name="P21" style:family="paragraph" style:parent-style-name="Standard" style:list-style-name="L5">
      <style:text-properties officeooo:paragraph-rsid="0006e747"/>
    </style:style>
    <style:style style:name="P22" style:family="paragraph" style:parent-style-name="Standard" style:list-style-name="L5">
      <style:text-properties officeooo:rsid="00761152" officeooo:paragraph-rsid="0006e747"/>
    </style:style>
    <style:style style:name="P23" style:family="paragraph" style:parent-style-name="Standard" style:list-style-name="L5">
      <style:text-properties officeooo:rsid="007896bc" officeooo:paragraph-rsid="0006e747"/>
    </style:style>
    <style:style style:name="P24" style:family="paragraph" style:parent-style-name="Standard" style:list-style-name="L5">
      <style:text-properties officeooo:rsid="00777d72" officeooo:paragraph-rsid="00777d72"/>
    </style:style>
    <style:style style:name="P25" style:family="paragraph" style:parent-style-name="Standard" style:list-style-name="L6">
      <style:text-properties officeooo:rsid="008b8515" officeooo:paragraph-rsid="0006e747"/>
    </style:style>
    <style:style style:name="P26" style:family="paragraph" style:parent-style-name="Standard" style:list-style-name="L6">
      <style:text-properties officeooo:rsid="014c05d7" officeooo:paragraph-rsid="0006e747"/>
    </style:style>
    <style:style style:name="P27" style:family="paragraph" style:parent-style-name="Standard" style:list-style-name="L6">
      <style:text-properties officeooo:rsid="0169e95e" officeooo:paragraph-rsid="0006e747"/>
    </style:style>
    <style:style style:name="P28" style:family="paragraph" style:parent-style-name="Standard" style:list-style-name="L7">
      <style:text-properties officeooo:paragraph-rsid="0006e747"/>
    </style:style>
    <style:style style:name="P29" style:family="paragraph" style:parent-style-name="Standard" style:list-style-name="L7">
      <style:text-properties officeooo:rsid="019ad5d4" officeooo:paragraph-rsid="0006e747"/>
    </style:style>
    <style:style style:name="P30" style:family="paragraph" style:parent-style-name="Standard" style:list-style-name="L7">
      <style:text-properties officeooo:rsid="009ede40" officeooo:paragraph-rsid="0006e747"/>
    </style:style>
    <style:style style:name="P31" style:family="paragraph" style:parent-style-name="Standard" style:list-style-name="L7">
      <style:text-properties officeooo:rsid="019b99ba" officeooo:paragraph-rsid="0006e747"/>
    </style:style>
    <style:style style:name="P32" style:family="paragraph" style:parent-style-name="Standard" style:list-style-name="L7">
      <style:text-properties officeooo:rsid="00bffeaf" officeooo:paragraph-rsid="0006e747"/>
    </style:style>
    <style:style style:name="P33" style:family="paragraph" style:parent-style-name="Standard" style:list-style-name="L7">
      <style:text-properties officeooo:rsid="00b70123" officeooo:paragraph-rsid="0006e747"/>
    </style:style>
    <style:style style:name="T1" style:family="text">
      <style:text-properties officeooo:rsid="013dac67"/>
    </style:style>
    <style:style style:name="T2" style:family="text">
      <style:text-properties officeooo:rsid="00d1cc3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d1cc3a" style:font-weight-asian="bold" style:font-weight-complex="bold"/>
    </style:style>
    <style:style style:name="T5" style:family="text">
      <style:text-properties fo:font-weight="bold" officeooo:rsid="01002c55" style:font-weight-asian="bold" style:font-weight-complex="bold"/>
    </style:style>
    <style:style style:name="T6" style:family="text">
      <style:text-properties fo:font-weight="bold" officeooo:rsid="001c5a86" style:font-weight-asian="bold" style:font-weight-complex="bold"/>
    </style:style>
    <style:style style:name="T7" style:family="text">
      <style:text-properties fo:font-weight="bold" officeooo:rsid="002777a3" style:font-weight-asian="bold" style:font-weight-complex="bold"/>
    </style:style>
    <style:style style:name="T8" style:family="text">
      <style:text-properties fo:font-weight="bold" officeooo:rsid="00936f0c" style:font-weight-asian="bold" style:font-weight-complex="bold"/>
    </style:style>
    <style:style style:name="T9" style:family="text">
      <style:text-properties fo:font-weight="bold" officeooo:rsid="00d28e2d" style:font-weight-asian="bold" style:font-weight-complex="bold"/>
    </style:style>
    <style:style style:name="T10" style:family="text">
      <style:text-properties fo:font-weight="bold" officeooo:rsid="0010e2e0" style:font-weight-asian="bold" style:font-weight-complex="bold"/>
    </style:style>
    <style:style style:name="T11" style:family="text">
      <style:text-properties fo:font-weight="bold" officeooo:rsid="007f6ed7" style:font-weight-asian="bold" style:font-weight-complex="bold"/>
    </style:style>
    <style:style style:name="T12" style:family="text">
      <style:text-properties fo:font-weight="bold" officeooo:rsid="011316fb" style:font-weight-asian="bold" style:font-weight-complex="bold"/>
    </style:style>
    <style:style style:name="T13" style:family="text">
      <style:text-properties fo:font-weight="bold" officeooo:rsid="008dabda" style:font-weight-asian="bold" style:font-weight-complex="bold"/>
    </style:style>
    <style:style style:name="T14" style:family="text">
      <style:text-properties fo:font-weight="bold" officeooo:rsid="009fe80b" style:font-weight-asian="bold" style:font-weight-complex="bold"/>
    </style:style>
    <style:style style:name="T15" style:family="text">
      <style:text-properties fo:font-weight="bold" officeooo:rsid="00a6449a" style:font-weight-asian="bold" style:font-weight-complex="bold"/>
    </style:style>
    <style:style style:name="T16" style:family="text">
      <style:text-properties fo:font-weight="bold" fo:background-color="#ffff00" loext:char-shading-value="0" style:font-weight-asian="bold" style:font-weight-complex="bold"/>
    </style:style>
    <style:style style:name="T17" style:family="text">
      <style:text-properties fo:font-weight="bold" officeooo:rsid="00160e0e" fo:background-color="#ffff00" loext:char-shading-value="0" style:font-weight-asian="bold" style:font-weight-complex="bold"/>
    </style:style>
    <style:style style:name="T18" style:family="text">
      <style:text-properties fo:font-weight="bold" officeooo:rsid="00d3fe71" fo:background-color="#ffff00" loext:char-shading-value="0" style:font-weight-asian="bold" style:font-weight-complex="bold"/>
    </style:style>
    <style:style style:name="T19" style:family="text">
      <style:text-properties fo:font-weight="bold" officeooo:rsid="00e3ffdd" fo:background-color="#ffff00" loext:char-shading-value="0" style:font-weight-asian="bold" style:font-weight-complex="bold"/>
    </style:style>
    <style:style style:name="T20" style:family="text">
      <style:text-properties fo:font-weight="bold" officeooo:rsid="004c76f1" fo:background-color="#ffff00" loext:char-shading-value="0" style:font-weight-asian="bold" style:font-weight-complex="bold"/>
    </style:style>
    <style:style style:name="T21" style:family="text">
      <style:text-properties fo:font-weight="bold" officeooo:rsid="00ad9b80" fo:background-color="#ffff00" loext:char-shading-value="0" style:font-weight-asian="bold" style:font-weight-complex="bold"/>
    </style:style>
    <style:style style:name="T22" style:family="text">
      <style:text-properties fo:font-weight="bold" fo:background-color="#dee6ef" loext:char-shading-value="0" style:font-weight-asian="bold" style:font-weight-complex="bold"/>
    </style:style>
    <style:style style:name="T23" style:family="text">
      <style:text-properties fo:font-weight="bold" officeooo:rsid="0020b38c" fo:background-color="#dee6ef" loext:char-shading-value="0" style:font-weight-asian="bold" style:font-weight-complex="bold"/>
    </style:style>
    <style:style style:name="T24" style:family="text">
      <style:text-properties fo:font-weight="bold" officeooo:rsid="015e8fa8" fo:background-color="#dee6ef" loext:char-shading-value="0" style:font-weight-asian="bold" style:font-weight-complex="bold"/>
    </style:style>
    <style:style style:name="T25" style:family="text">
      <style:text-properties fo:font-weight="bold" officeooo:rsid="001191bd" fo:background-color="#afd095" loext:char-shading-value="0" style:font-weight-asian="bold" style:font-weight-complex="bold"/>
    </style:style>
    <style:style style:name="T26" style:family="text">
      <style:text-properties officeooo:rsid="00d28e2d"/>
    </style:style>
    <style:style style:name="T27" style:family="text">
      <style:text-properties officeooo:rsid="011b04e2"/>
    </style:style>
    <style:style style:name="T28" style:family="text">
      <style:text-properties officeooo:rsid="00d3fe71" fo:background-color="#ffff00" loext:char-shading-value="0"/>
    </style:style>
    <style:style style:name="T29" style:family="text">
      <style:text-properties officeooo:rsid="00d7aefb" fo:background-color="#ffff00" loext:char-shading-value="0"/>
    </style:style>
    <style:style style:name="T30" style:family="text">
      <style:text-properties officeooo:rsid="00160e0e" fo:background-color="#ffff00" loext:char-shading-value="0"/>
    </style:style>
    <style:style style:name="T31" style:family="text">
      <style:text-properties officeooo:rsid="010e10b6" fo:background-color="#ffff00" loext:char-shading-value="0"/>
    </style:style>
    <style:style style:name="T32" style:family="text">
      <style:text-properties officeooo:rsid="003f74c6" fo:background-color="#ffff00" loext:char-shading-value="0"/>
    </style:style>
    <style:style style:name="T33" style:family="text">
      <style:text-properties officeooo:rsid="0041150f" fo:background-color="#ffff00" loext:char-shading-value="0"/>
    </style:style>
    <style:style style:name="T34" style:family="text">
      <style:text-properties officeooo:rsid="00417b5e" fo:background-color="#ffff00" loext:char-shading-value="0"/>
    </style:style>
    <style:style style:name="T35" style:family="text">
      <style:text-properties officeooo:rsid="010facbb" fo:background-color="#ffff00" loext:char-shading-value="0"/>
    </style:style>
    <style:style style:name="T36" style:family="text">
      <style:text-properties officeooo:rsid="00e3ffdd" fo:background-color="#ffff00" loext:char-shading-value="0"/>
    </style:style>
    <style:style style:name="T37" style:family="text">
      <style:text-properties officeooo:rsid="00867731" fo:background-color="#ffff00" loext:char-shading-value="0"/>
    </style:style>
    <style:style style:name="T38" style:family="text">
      <style:text-properties officeooo:rsid="00882e25" fo:background-color="#ffff00" loext:char-shading-value="0"/>
    </style:style>
    <style:style style:name="T39" style:family="text">
      <style:text-properties officeooo:rsid="0089e94c" fo:background-color="#ffff00" loext:char-shading-value="0"/>
    </style:style>
    <style:style style:name="T40" style:family="text">
      <style:text-properties officeooo:rsid="008ab08b" fo:background-color="#ffff00" loext:char-shading-value="0"/>
    </style:style>
    <style:style style:name="T41" style:family="text">
      <style:text-properties officeooo:rsid="00ad9b80" fo:background-color="#ffff00" loext:char-shading-value="0"/>
    </style:style>
    <style:style style:name="T42" style:family="text">
      <style:text-properties officeooo:rsid="00ae8f7d" fo:background-color="#ffff00" loext:char-shading-value="0"/>
    </style:style>
    <style:style style:name="T43" style:family="text">
      <style:text-properties officeooo:rsid="00af7b46" fo:background-color="#ffff00" loext:char-shading-value="0"/>
    </style:style>
    <style:style style:name="T44" style:family="text">
      <style:text-properties officeooo:rsid="00d54360"/>
    </style:style>
    <style:style style:name="T45" style:family="text">
      <style:text-properties officeooo:rsid="0014a245"/>
    </style:style>
    <style:style style:name="T46" style:family="text">
      <style:text-properties officeooo:rsid="0010e2e0"/>
    </style:style>
    <style:style style:name="T47" style:family="text">
      <style:text-properties officeooo:rsid="01605c93"/>
    </style:style>
    <style:style style:name="T48" style:family="text">
      <style:text-properties officeooo:rsid="00160e0e"/>
    </style:style>
    <style:style style:name="T49" style:family="text">
      <style:text-properties officeooo:rsid="00d655ce"/>
    </style:style>
    <style:style style:name="T50" style:family="text">
      <style:text-properties officeooo:rsid="0012c820"/>
    </style:style>
    <style:style style:name="T51" style:family="text">
      <style:text-properties officeooo:rsid="00d89027"/>
    </style:style>
    <style:style style:name="T52" style:family="text">
      <style:text-properties officeooo:rsid="016b84a3"/>
    </style:style>
    <style:style style:name="T53" style:family="text">
      <style:text-properties officeooo:rsid="016fce1c"/>
    </style:style>
    <style:style style:name="T54" style:family="text">
      <style:text-properties officeooo:rsid="01709f7f"/>
    </style:style>
    <style:style style:name="T55" style:family="text">
      <style:text-properties officeooo:rsid="01727241"/>
    </style:style>
    <style:style style:name="T56" style:family="text">
      <style:text-properties officeooo:rsid="01740ec5"/>
    </style:style>
    <style:style style:name="T57" style:family="text">
      <style:text-properties officeooo:rsid="015a0c28"/>
    </style:style>
    <style:style style:name="T58" style:family="text">
      <style:text-properties officeooo:rsid="01622dfe"/>
    </style:style>
    <style:style style:name="T59" style:family="text">
      <style:text-properties officeooo:rsid="0176ba25"/>
    </style:style>
    <style:style style:name="T60" style:family="text">
      <style:text-properties officeooo:rsid="0073e07c"/>
    </style:style>
    <style:style style:name="T61" style:family="text">
      <style:text-properties officeooo:rsid="0073835b"/>
    </style:style>
    <style:style style:name="T62" style:family="text">
      <style:text-properties officeooo:rsid="0130dd6e"/>
    </style:style>
    <style:style style:name="T63" style:family="text">
      <style:text-properties officeooo:rsid="0079a962"/>
    </style:style>
    <style:style style:name="T64" style:family="text">
      <style:text-properties officeooo:rsid="007f6ed7"/>
    </style:style>
    <style:style style:name="T65" style:family="text">
      <style:text-properties officeooo:rsid="0083c149"/>
    </style:style>
    <style:style style:name="T66" style:family="text">
      <style:text-properties officeooo:rsid="0131210b"/>
    </style:style>
    <style:style style:name="T67" style:family="text">
      <style:text-properties officeooo:rsid="0085cb62"/>
    </style:style>
    <style:style style:name="T68" style:family="text">
      <style:text-properties officeooo:rsid="008c1369"/>
    </style:style>
    <style:style style:name="T69" style:family="text">
      <style:text-properties officeooo:rsid="01002c55"/>
    </style:style>
    <style:style style:name="T70" style:family="text">
      <style:text-properties officeooo:rsid="0102eb6d"/>
    </style:style>
    <style:style style:name="T71" style:family="text">
      <style:text-properties officeooo:rsid="0104c758"/>
    </style:style>
    <style:style style:name="T72" style:family="text">
      <style:text-properties officeooo:rsid="01017f16"/>
    </style:style>
    <style:style style:name="T73" style:family="text">
      <style:text-properties officeooo:rsid="01077258"/>
    </style:style>
    <style:style style:name="T74" style:family="text">
      <style:text-properties officeooo:rsid="0108840b"/>
    </style:style>
    <style:style style:name="T75" style:family="text">
      <style:text-properties officeooo:rsid="00ff7bcd"/>
    </style:style>
    <style:style style:name="T76" style:family="text">
      <style:text-properties officeooo:rsid="001c5a86"/>
    </style:style>
    <style:style style:name="T77" style:family="text">
      <style:text-properties officeooo:rsid="01153062"/>
    </style:style>
    <style:style style:name="T78" style:family="text">
      <style:text-properties officeooo:rsid="00fff22e"/>
    </style:style>
    <style:style style:name="T79" style:family="text">
      <style:text-properties officeooo:rsid="014c05d7"/>
    </style:style>
    <style:style style:name="T80" style:family="text">
      <style:text-properties officeooo:rsid="00c34131"/>
    </style:style>
    <style:style style:name="T81" style:family="text">
      <style:text-properties officeooo:rsid="0142e61f"/>
    </style:style>
    <style:style style:name="T82" style:family="text">
      <style:text-properties officeooo:rsid="01aa2eda"/>
    </style:style>
    <style:style style:name="T83" style:family="text">
      <style:text-properties officeooo:rsid="00b8c2f0"/>
    </style:style>
    <style:style style:name="T84" style:family="text">
      <style:text-properties officeooo:rsid="00ba82d2"/>
    </style:style>
    <style:style style:name="T85" style:family="text">
      <style:text-properties officeooo:rsid="002777a3"/>
    </style:style>
    <style:style style:name="T86" style:family="text">
      <style:text-properties officeooo:rsid="017cfe60"/>
    </style:style>
    <style:style style:name="T87" style:family="text">
      <style:text-properties officeooo:rsid="017e9a83"/>
    </style:style>
    <style:style style:name="T88" style:family="text">
      <style:text-properties officeooo:rsid="018128e0"/>
    </style:style>
    <style:style style:name="T89" style:family="text">
      <style:text-properties officeooo:rsid="0185111d"/>
    </style:style>
    <style:style style:name="T90" style:family="text">
      <style:text-properties officeooo:rsid="00641607"/>
    </style:style>
    <style:style style:name="T91" style:family="text">
      <style:text-properties officeooo:rsid="00b70123"/>
    </style:style>
    <style:style style:name="T92" style:family="text">
      <style:text-properties officeooo:rsid="018a5260"/>
    </style:style>
    <style:style style:name="T93" style:family="text">
      <style:text-properties officeooo:rsid="00936f0c"/>
    </style:style>
    <style:style style:name="T94" style:family="text">
      <style:text-properties officeooo:rsid="009491bb"/>
    </style:style>
    <style:style style:name="T95" style:family="text">
      <style:text-properties officeooo:rsid="009cde75"/>
    </style:style>
    <style:style style:name="T96" style:family="text">
      <style:text-properties officeooo:rsid="019352f5"/>
    </style:style>
    <style:style style:name="T97" style:family="text">
      <style:text-properties officeooo:rsid="019165ca"/>
    </style:style>
    <style:style style:name="T98" style:family="text">
      <style:text-properties officeooo:rsid="009fe80b"/>
    </style:style>
    <style:style style:name="T99" style:family="text">
      <style:text-properties officeooo:rsid="00a1b89e"/>
    </style:style>
    <style:style style:name="T100" style:family="text">
      <style:text-properties officeooo:rsid="00a34070"/>
    </style:style>
    <style:style style:name="T101" style:family="text">
      <style:text-properties officeooo:rsid="00b18942"/>
    </style:style>
    <style:style style:name="T102" style:family="text">
      <style:text-properties officeooo:rsid="00b4dba2"/>
    </style:style>
    <style:style style:name="T103" style:family="text">
      <style:text-properties officeooo:rsid="00a47074"/>
    </style:style>
    <style:style style:name="T104" style:family="text">
      <style:text-properties officeooo:rsid="00a6449a"/>
    </style:style>
    <style:style style:name="T105" style:family="text">
      <style:text-properties officeooo:rsid="00a6ee33"/>
    </style:style>
    <style:style style:name="T106" style:family="text">
      <style:text-properties officeooo:rsid="00a8bbf7"/>
    </style:style>
    <style:style style:name="T107" style:family="text">
      <style:text-properties officeooo:rsid="00aa9b42"/>
    </style:style>
    <style:style style:name="T108" style:family="text">
      <style:text-properties officeooo:rsid="00af7b46"/>
    </style:style>
    <style:style style:name="T109" style:family="text">
      <style:text-properties officeooo:rsid="00becffd"/>
    </style:style>
    <style:style style:name="T110" style:family="text">
      <style:text-properties officeooo:rsid="019ef0c0"/>
    </style:style>
    <style:style style:name="T111" style:family="text">
      <style:text-properties officeooo:rsid="01a04575"/>
    </style:style>
    <style:style style:name="T112" style:family="text">
      <style:text-properties officeooo:rsid="00c1c748"/>
    </style:style>
    <style:style style:name="T113" style:family="text">
      <style:text-properties officeooo:rsid="01a639d1"/>
    </style:style>
    <style:style style:name="T114" style:family="text">
      <style:text-properties officeooo:rsid="01a6e64a"/>
    </style:style>
    <style:style style:name="T115" style:family="text">
      <style:text-properties officeooo:rsid="01a86973"/>
    </style:style>
    <style:style style:name="T116" style:family="text">
      <style:text-properties officeooo:rsid="0016b3ec"/>
    </style:style>
    <style:style style:name="T117" style:family="text">
      <style:text-properties officeooo:rsid="001739ed"/>
    </style:style>
    <style:style style:name="T118" style:family="text">
      <style:text-properties officeooo:rsid="0018a8c7"/>
    </style:style>
    <style:style style:name="T119" style:family="text">
      <style:text-properties officeooo:rsid="0024e59c"/>
    </style:style>
    <style:style style:name="T120" style:family="text">
      <style:text-properties officeooo:rsid="00300628"/>
    </style:style>
    <style:style style:name="T121" style:family="text">
      <style:text-properties officeooo:rsid="00300f54"/>
    </style:style>
    <style:style style:name="T122" style:family="text">
      <style:text-properties officeooo:rsid="003733a3"/>
    </style:style>
    <style:style style:name="T123" style:family="text">
      <style:text-properties fo:background-color="#dee6ef" loext:char-shading-value="0"/>
    </style:style>
    <style:style style:name="T124" style:family="text">
      <style:text-properties officeooo:rsid="00d28e2d" fo:background-color="#dee6ef" loext:char-shading-value="0"/>
    </style:style>
    <style:style style:name="T125" style:family="text">
      <style:text-properties officeooo:rsid="00e6fd18" fo:background-color="#dee6ef" loext:char-shading-value="0"/>
    </style:style>
    <style:style style:name="T126" style:family="text">
      <style:text-properties officeooo:rsid="0020b38c" fo:background-color="#dee6ef" loext:char-shading-value="0"/>
    </style:style>
    <style:style style:name="T127" style:family="text">
      <style:text-properties officeooo:rsid="014d1c9f" fo:background-color="#dee6ef" loext:char-shading-value="0"/>
    </style:style>
    <style:style style:name="T128" style:family="text">
      <style:text-properties officeooo:rsid="00f984bd" fo:background-color="#dee6ef" loext:char-shading-value="0"/>
    </style:style>
    <style:style style:name="T129" style:family="text">
      <style:text-properties officeooo:rsid="011b04e2" fo:background-color="#dee6ef" loext:char-shading-value="0"/>
    </style:style>
    <style:style style:name="T130" style:family="text">
      <style:text-properties officeooo:rsid="00d8477b" fo:background-color="#dee6ef" loext:char-shading-value="0"/>
    </style:style>
    <style:style style:name="T131" style:family="text">
      <style:text-properties officeooo:rsid="00dea9c3" fo:background-color="#dee6ef" loext:char-shading-value="0"/>
    </style:style>
    <style:style style:name="T132" style:family="text">
      <style:text-properties officeooo:rsid="00f39c70" fo:background-color="#dee6ef" loext:char-shading-value="0"/>
    </style:style>
    <style:style style:name="T133" style:family="text">
      <style:text-properties officeooo:rsid="015404fe" fo:background-color="#dee6ef" loext:char-shading-value="0"/>
    </style:style>
    <style:style style:name="T134" style:family="text">
      <style:text-properties officeooo:rsid="00e08f8d" fo:background-color="#dee6ef" loext:char-shading-value="0"/>
    </style:style>
    <style:style style:name="T135" style:family="text">
      <style:text-properties officeooo:rsid="00f40690" fo:background-color="#dee6ef" loext:char-shading-value="0"/>
    </style:style>
    <style:style style:name="T136" style:family="text">
      <style:text-properties officeooo:rsid="015e8fa8" fo:background-color="#dee6ef" loext:char-shading-value="0"/>
    </style:style>
    <style:style style:name="T137" style:family="text">
      <style:text-properties officeooo:rsid="016dfb43" fo:background-color="#dee6ef" loext:char-shading-value="0"/>
    </style:style>
    <style:style style:name="T138" style:family="text">
      <style:text-properties officeooo:rsid="016e862e" fo:background-color="#dee6ef" loext:char-shading-value="0"/>
    </style:style>
    <style:style style:name="T139" style:family="text">
      <style:text-properties officeooo:rsid="004c76f1" fo:background-color="#dee6ef" loext:char-shading-value="0"/>
    </style:style>
    <style:style style:name="T140" style:family="text">
      <style:text-properties officeooo:rsid="0083c149" fo:background-color="#dee6ef" loext:char-shading-value="0"/>
    </style:style>
    <style:style style:name="T141" style:family="text">
      <style:text-properties officeooo:rsid="00848eea" fo:background-color="#dee6ef" loext:char-shading-value="0"/>
    </style:style>
    <style:style style:name="T142" style:family="text">
      <style:text-properties officeooo:rsid="008dabda" fo:background-color="#dee6ef" loext:char-shading-value="0"/>
    </style:style>
    <style:style style:name="T143" style:family="text">
      <style:text-properties officeooo:rsid="00a6449a" fo:background-color="#dee6ef" loext:char-shading-value="0"/>
    </style:style>
    <style:style style:name="T144" style:family="text">
      <style:text-properties officeooo:rsid="00a6ee33" fo:background-color="#dee6ef" loext:char-shading-value="0"/>
    </style:style>
    <style:style style:name="T145" style:family="text">
      <style:text-properties officeooo:rsid="00a8bbf7" fo:background-color="#dee6ef" loext:char-shading-value="0"/>
    </style:style>
    <style:style style:name="T146" style:family="text">
      <style:text-properties officeooo:rsid="011b04e2" fo:background-color="#e0c2cd" loext:char-shading-value="0"/>
    </style:style>
    <style:style style:name="T147" style:family="text">
      <style:text-properties officeooo:rsid="011948c8" fo:background-color="#e0c2cd" loext:char-shading-value="0"/>
    </style:style>
    <style:style style:name="T148" style:family="text">
      <style:text-properties officeooo:rsid="00f4744b" fo:background-color="#e0c2cd" loext:char-shading-value="0"/>
    </style:style>
    <style:style style:name="T149" style:family="text">
      <style:text-properties officeooo:rsid="014d1c9f" fo:background-color="#e0c2cd" loext:char-shading-value="0"/>
    </style:style>
    <style:style style:name="T150" style:family="text">
      <style:text-properties officeooo:rsid="00f8cfbb" fo:background-color="#e0c2cd" loext:char-shading-value="0"/>
    </style:style>
    <style:style style:name="T151" style:family="text">
      <style:text-properties officeooo:rsid="00fa705f" fo:background-color="#e0c2cd" loext:char-shading-value="0"/>
    </style:style>
    <style:style style:name="T152" style:family="text">
      <style:text-properties officeooo:rsid="014bde5c" fo:background-color="#e0c2cd" loext:char-shading-value="0"/>
    </style:style>
    <style:style style:name="T153" style:family="text">
      <style:text-properties officeooo:rsid="00fc368a" fo:background-color="#e0c2cd" loext:char-shading-value="0"/>
    </style:style>
    <style:style style:name="T154" style:family="text">
      <style:text-properties officeooo:rsid="0083c149" fo:background-color="#e0c2cd" loext:char-shading-value="0"/>
    </style:style>
    <style:style style:name="T155" style:family="text">
      <style:text-properties officeooo:rsid="00aa9b42" fo:background-color="#e0c2cd" loext:char-shading-value="0"/>
    </style:style>
    <style:style style:name="T156" style:family="text">
      <style:text-properties officeooo:rsid="00d89027" fo:background-color="#ffd7d7" loext:char-shading-value="0"/>
    </style:style>
    <style:style style:name="T157" style:family="text">
      <style:text-properties officeooo:rsid="00104714" fo:background-color="#ffd7d7" loext:char-shading-value="0"/>
    </style:style>
    <style:style style:name="T158" style:family="text">
      <style:text-properties officeooo:rsid="00d97de6" fo:background-color="#ffd7d7" loext:char-shading-value="0"/>
    </style:style>
    <style:style style:name="T159" style:family="text">
      <style:text-properties officeooo:rsid="00dc5df3" fo:background-color="#ffd7d7" loext:char-shading-value="0"/>
    </style:style>
    <style:style style:name="T160" style:family="text">
      <style:text-properties officeooo:rsid="00265e67" fo:background-color="#ffd7d7" loext:char-shading-value="0"/>
    </style:style>
    <style:style style:name="T161" style:family="text">
      <style:text-properties officeooo:rsid="01699ca4" fo:background-color="#ffd7d7" loext:char-shading-value="0"/>
    </style:style>
    <style:style style:name="T162" style:family="text">
      <style:text-properties officeooo:rsid="016402e6" fo:background-color="#ffd7d7" loext:char-shading-value="0"/>
    </style:style>
    <style:style style:name="T163" style:family="text">
      <style:text-properties officeooo:rsid="002762d3" fo:background-color="#ffd7d7" loext:char-shading-value="0"/>
    </style:style>
    <style:style style:name="T164" style:family="text">
      <style:text-properties officeooo:rsid="00e3ffdd"/>
    </style:style>
    <style:style style:name="T165" style:family="text">
      <style:text-properties officeooo:rsid="001191bd" fo:background-color="#afd095" loext:char-shading-value="0"/>
    </style:style>
    <style:style style:name="T166" style:family="text">
      <style:text-properties officeooo:rsid="000a2a8d" fo:background-color="#afd095" loext:char-shading-value="0"/>
    </style:style>
    <style:style style:name="T167" style:family="text">
      <style:text-properties officeooo:rsid="015ec2c8" fo:background-color="#afd095" loext:char-shading-value="0"/>
    </style:style>
    <style:style style:name="T168" style:family="text">
      <style:text-properties officeooo:rsid="01605c93" fo:background-color="#afd095" loext:char-shading-value="0"/>
    </style:style>
    <style:style style:name="T169" style:family="text">
      <style:text-properties officeooo:rsid="00160e0e" fo:background-color="#afd095" loext:char-shading-value="0"/>
    </style:style>
    <style:style style:name="T170" style:family="text">
      <style:text-properties officeooo:rsid="00d655ce" fo:background-color="#afd095" loext:char-shading-value="0"/>
    </style:style>
    <style:style style:name="T171" style:family="text">
      <style:text-properties officeooo:rsid="0012c820" fo:background-color="#afd095" loext:char-shading-value="0"/>
    </style:style>
    <style:style style:name="T172" style:family="text">
      <style:text-properties officeooo:rsid="005ca642"/>
    </style:style>
    <style:style style:name="T173" style:family="text">
      <style:text-properties officeooo:rsid="0089ed8e"/>
    </style:style>
    <style:style style:name="T174" style:family="text">
      <style:text-properties officeooo:rsid="011316fb"/>
    </style:style>
    <style:style style:name="T175" style:family="text">
      <style:text-properties officeooo:rsid="008dabda"/>
    </style:style>
    <style:style style:name="T176" style:family="text">
      <style:text-properties fo:color="#eb5757" loext:padding="0in" loext:border="none"/>
    </style:style>
    <style:style style:name="T177" style:family="text">
      <style:text-properties fo:color="#000000" officeooo:rsid="008ea3db" loext:padding="0in" loext:border="none"/>
    </style:style>
    <style:style style:name="T178" style:family="text">
      <style:text-properties fo:color="#000000" officeooo:rsid="0090918a" loext:padding="0in" loext:border="none"/>
    </style:style>
    <style:style style:name="T179" style:family="text">
      <style:text-properties fo:color="#000000" fo:font-weight="bold" officeooo:rsid="008ea3db" style:font-weight-asian="bold" style:font-weight-complex="bold" loext:padding="0in" loext:border="none"/>
    </style:style>
    <style:style style:name="T180" style:family="text">
      <style:text-properties fo:color="#000000" fo:font-weight="bold" officeooo:rsid="00921867" style:font-weight-asian="bold" style:font-weight-complex="bold" loext:padding="0in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Con</text:span><text:span text:style-name="T2"> </text:span><text:span text:style-name="T4">polimorfismo</text:span><text:span text:style-name="T2"> </text:span><text:span text:style-name="T4">si</text:span><text:span text:style-name="T2"> </text:span><text:span text:style-name="T4">intende</text:span><text:span text:style-name="T2"> </text:span><text:span text:style-name="T26">un particolare tipo di </text:span><text:span text:style-name="T9">astrazione</text:span><text:span text:style-name="T26"> che </text:span><text:span text:style-name="T124">ci consente di </text:span><text:span text:style-name="T125">definire </text:span><text:span text:style-name="T126">il </text:span><text:span text:style-name="T23">codice</text:span><text:span text:style-name="T126"> </text:span><text:span text:style-name="T23">per</text:span><text:span text:style-name="T126"> </text:span><text:span text:style-name="T125">il tipo di un’</text:span><text:span text:style-name="T127">entità</text:span><text:span text:style-name="T125"> </text:span><text:span text:style-name="T128">e </text:span><text:span text:style-name="T126">per</text:span><text:span text:style-name="T128"> le sue operazioni </text:span><text:span text:style-name="T129">una sola volta</text:span><text:span text:style-name="T27">, </text:span><text:span text:style-name="T146">ovvero </text:span><text:span text:style-name="T147">senza dover</text:span><text:span text:style-name="T148"> ridefinire </text:span><text:span text:style-name="T149">l’entità</text:span><text:span text:style-name="T150"> </text:span><text:span text:style-name="T151">e le sue operazioni</text:span><text:span text:style-name="T150"> per ciascun tipo </text:span><text:span text:style-name="T152">di oggetto</text:span><text:span text:style-name="T150"> </text:span><text:span text:style-name="T153">su cui vogliamo utilizzarle.</text:span></text:p>
      <text:p text:style-name="P1">Ad esempio le operazioni su un insieme di stringhe sono le stesse che adoperiamo su un insieme di <text:s/>interi, evitando perciò di dover riscrivere il codice per il caso specifico.</text:p>
      <text:p text:style-name="P2"/>
      <text:p text:style-name="P3">Il <text:span text:style-name="T3">polimorfismo</text:span> <text:span text:style-name="T3">può</text:span> <text:span text:style-name="T3">essere</text:span>:</text:p>
      <text:list xml:id="list3079275929" text:style-name="L1">
        <text:list-item>
          <text:p text:style-name="P15"><text:span text:style-name="T28">Per </text:span><text:span text:style-name="T18">sottotipi </text:span><text:span text:style-name="T20">(SUBTYPES)</text:span><text:span text:style-name="T28"> </text:span><text:span text:style-name="T44">che</text:span><text:span text:style-name="T45"> </text:span><text:span text:style-name="T10">si manifesta</text:span><text:span text:style-name="T46"> </text:span><text:span text:style-name="T165">attraverso il fatto che le espressioni in java hanno </text:span><text:span text:style-name="T166">sempre associato </text:span><text:span text:style-name="T165">un tipo e </text:span><text:span text:style-name="T167">che</text:span><text:span text:style-name="T165"> esiste una certa </text:span><text:span text:style-name="T25">variabilità</text:span><text:span text:style-name="T165"> </text:span><text:span text:style-name="T168">tra</text:span><text:span text:style-name="T169"> </text:span><text:span text:style-name="T170">i</text:span><text:span text:style-name="T165"> tipi concreti </text:span><text:span text:style-name="T171">e apparenti</text:span><text:span text:style-name="T170"> </text:span><text:span text:style-name="T168">delle espressioni</text:span><text:span text:style-name="T47"> </text:span><text:span text:style-name="T49">(per esempio una <text:s/>List può avere diverse forme </text:span><text:span text:style-name="T119">come LinkedList o ArrayList</text:span><text:span text:style-name="T49">)</text:span><text:span text:style-name="T50">.</text:span></text:p>
        </text:list-item>
      </text:list>
      <text:list xml:id="list1683014330" text:style-name="L2">
        <text:list-item>
          <text:p text:style-name="P16"><text:span text:style-name="T29">Per </text:span><text:span text:style-name="T17">sovracaricamento</text:span><text:span text:style-name="T30"> </text:span><text:span text:style-name="T51">in cui </text:span><text:span text:style-name="T156">possiamo dotare </text:span><text:span text:style-name="T157">un</text:span><text:span text:style-name="T156"> sottotipo </text:span><text:span text:style-name="T158">di un metodo</text:span><text:span text:style-name="T159"> </text:span><text:span text:style-name="T156">il cui compotamento</text:span><text:span text:style-name="T159"> </text:span><text:span text:style-name="T156">risulta essere più specifico </text:span><text:span text:style-name="T160">r</text:span><text:span text:style-name="T161">ispetto a quello del supertipo </text:span><text:span text:style-name="T162">a seconda dell’argomento </text:span><text:span text:style-name="T163">preso in input</text:span><text:span text:style-name="T156">.</text:span></text:p>
        </text:list-item>
      </text:list>
      <text:p text:style-name="P4">Ad esempio <text:span text:style-name="T52">la ricerca di un valore all’interno di un insieme </text:span><text:span text:style-name="T118">è</text:span><text:span text:style-name="T116"> </text:span><text:span text:style-name="T53">preso</text:span><text:span text:style-name="T52"> qualunque nel supertipo </text:span><text:span text:style-name="T54">lo controlla </text:span><text:span text:style-name="T55">tutto finchè non lo trova</text:span><text:span text:style-name="T52">,</text:span><text:span text:style-name="T117">se preso</text:span><text:span text:style-name="T52"> ordinato nel sottotipo </text:span><text:span text:style-name="T56">fa una ricerca dicotomica</text:span><text:span text:style-name="T52">.</text:span></text:p>
      <text:list xml:id="list2771848093" text:style-name="L3">
        <text:list-item>
          <text:p text:style-name="P17"><text:span text:style-name="T29">Per </text:span><text:span text:style-name="T17">sovrascrittura</text:span><text:span text:style-name="T48"> </text:span><text:span text:style-name="T130">in cui possiamo dotare un sottotipo di un </text:span><text:span text:style-name="T131">metodo d</text:span><text:span text:style-name="T132">el</text:span><text:span text:style-name="T130"> </text:span><text:span text:style-name="T133">supertipo</text:span><text:span text:style-name="T130"> </text:span><text:span text:style-name="T134">che ha </text:span><text:span text:style-name="T135">però </text:span><text:span text:style-name="T134">un </text:span><text:span text:style-name="T130">comportamenti divers</text:span><text:span text:style-name="T134">o. <text:s/><text:tab/>→</text:span><text:span text:style-name="T139"> questi due definiscono polimorfismo ad hoc</text:span></text:p>
        </text:list-item>
      </text:list>
      <text:p text:style-name="P10"><text:span text:style-name="T57">Ad esempio </text:span><text:span text:style-name="T58">Il supertipo </text:span><text:span text:style-name="T59">figura geometrica ha un metodo che ne calcola l’area e come sottotipi ha quadrato e cerchio che calcolano entrmabi l’area ma in modi diversi.</text:span><text:span text:style-name="T172">d</text:span></text:p>
      <text:list xml:id="list507501024" text:style-name="L4">
        <text:list-item>
          <text:p text:style-name="P18"><text:span text:style-name="T164">Infine può essere </text:span><text:span text:style-name="T19">parametrico</text:span><text:span text:style-name="T164"> che</text:span><text:span text:style-name="T36"> si </text:span><text:span text:style-name="T19">realizza</text:span><text:span text:style-name="T36"> col meccanismo dei tipi generici, </text:span><text:span text:style-name="T31">I quali </text:span><text:span text:style-name="T32">si possono costruire solo dai tipi parametrici </text:span><text:span text:style-name="T33">in cui il parametro è sostituito da un </text:span><text:span text:style-name="T34">tipo di riferimen</text:span><text:span text:style-name="T35">t</text:span><text:span text:style-name="T34">o. </text:span></text:p>
          <text:p text:style-name="P19"><text:span text:style-name="T173">A</text:span><text:span text:style-name="T174">ttraverso il processo di </text:span><text:span text:style-name="T12">invocazione</text:span><text:span text:style-name="T174"> e di </text:span><text:span text:style-name="T12">instanziazione</text:span><text:span text:style-name="T174"> si passa dal tipo generico ad un tipo parametrizzato. </text:span></text:p>
          <text:p text:style-name="P20"><text:span text:style-name="T142">ES </text:span><text:span text:style-name="T176">class C&lt;T&gt; {};</text:span> T <text:span text:style-name="T175">parametro</text:span>; <text:span text:style-name="T176">C&lt;String&gt;</text:span> String<text:span text:style-name="T175">s -argometno di tipo (</text:span><text:span text:style-name="T13">invocazione</text:span><text:span text:style-name="T175">); <text:s/></text:span><text:span text:style-name="T176">= new C&lt;&gt;(); </text:span><text:span text:style-name="T177">(</text:span><text:span text:style-name="T179">instanziazione</text:span><text:span text:style-name="T180">)</text:span><text:span text:style-name="T178"> </text:span></text:p>
        </text:list-item>
      </text:list>
      <text:p text:style-name="P5"/>
      <text:p text:style-name="P6">Una <text:span text:style-name="T3">variabile</text:span> <text:span text:style-name="T3">polimorfa</text:span><text:span text:style-name="T123"> </text:span><text:span text:style-name="T136">è una variabile che non è associata ad un </text:span><text:span text:style-name="T24">solo</text:span><text:span text:style-name="T136"> tipo, </text:span><text:span text:style-name="T137">ovvero </text:span><text:span text:style-name="T138">il suo supertipo <text:s/>può contenere diversi sottotipi.</text:span></text:p>
      <text:p text:style-name="P7">Ad esempio Set è il tipo apparente mentre HashSet o TreeSet il tipo concreto.</text:p>
      <text:p text:style-name="P7"/>
      <text:p text:style-name="P10"><text:span text:style-name="T85">La </text:span><text:span text:style-name="T7">liskov</text:span><text:span text:style-name="T85"> </text:span><text:span text:style-name="T7">utilizza</text:span><text:span text:style-name="T85"> come tipo generico Object. </text:span><text:span text:style-name="T86">I</text:span><text:span text:style-name="T87">l</text:span><text:span text:style-name="T86"> </text:span><text:span text:style-name="T87">problema che nasce con questa scelta sono che dobbiamo prestare attenzione alle proprietà che valgono tra tipi primitivi e tipi di riferimento, ad esempio usare l’operatore == tra tipi primitivi ha un significato diverso se utilizziamo dei tipi di riferimento.</text:span></text:p>
      <text:p text:style-name="P10"/>
      <text:p text:style-name="P9">Java però utilizza un meccanismo migliore chiamato:</text:p>
      <text:p text:style-name="P13"><text:span text:style-name="T5">L’inferenza</text:span><text:span text:style-name="T69"> di </text:span><text:span text:style-name="T5">tipo</text:span><text:span text:style-name="T69"> è un meccanismo che avviene a tempo di compilazione che </text:span><text:span text:style-name="T70">controlla I tipi apparenti e ri</text:span><text:span text:style-name="T122">e</text:span><text:span text:style-name="T70">sce a dedurre I</text:span><text:span text:style-name="T88">l</text:span><text:span text:style-name="T70"> tipo che l’utente non esplicita.</text:span></text:p>
      <text:p text:style-name="P14">Esso viene utilizzato nell’instanziazzione, nei metodi generici e nei costruttori generici.</text:p>
      <text:p text:style-name="P9"><text:span text:style-name="T71">Ad esempio</text:span><text:span text:style-name="T69"> </text:span><text:span text:style-name="T72">se a sinistra di un’espressiamo abbiamo un C</text:span><text:span text:style-name="T73">ollezione di </text:span><text:span text:style-name="T74">un tipo </text:span><text:span text:style-name="T73">X</text:span><text:span text:style-name="T72"> allora a destra il tipo dovrà essere x senza che lo specifichiamo.</text:span></text:p>
      <text:p text:style-name="P5"/>
      <text:p text:style-name="P5"/>
      <text:p text:style-name="P5"/>
      <text:p text:style-name="P10"><text:span text:style-name="T60">Come funzionano </text:span><text:span text:style-name="T61">questi tipi generici?</text:span></text:p>
      <text:list xml:id="list1901896296" text:style-name="L5">
        <text:list-item>
          <text:p text:style-name="P22">Devono funzionare anche con codice non generico <text:span text:style-name="T89">(</text:span><text:span text:style-name="T90"> un metodo è generico quando compare nell’intestazione la specifica di un tipo</text:span><text:span text:style-name="T89">) : </text:span><text:span text:style-name="T91">&lt;T&gt; </text:span><text:span text:style-name="T83">void</text:span><text:span text:style-name="T91"> </text:span><text:span text:style-name="T92">functionName(T){…</text:span><text:span text:style-name="T84">}</text:span></text:p>
        </text:list-item>
        <text:list-item>
          <text:p text:style-name="P23"><text:span text:style-name="T123">Il </text:span><text:span text:style-name="T22">meccanismo</text:span><text:span text:style-name="T123"> </text:span><text:span text:style-name="T22">chiave</text:span> è la <text:span text:style-name="T16">cancellazione dei tipi</text:span>.Quando adoperiamo il tipo generico il macchinario dell’inferenza, di cast e di controll<text:span text:style-name="T62">o</text:span> della coerenza dei tipi <text:span text:style-name="T63">avviene a tempo di compilazione.</text:span></text:p>
          <text:p text:style-name="P24"><text:soft-page-break/><text:span text:style-name="T123">A tempo di compilazione I generici sono sostituiti con l’oggetto corretto. </text:span>Ad esempio List&lt;String&gt; diventa una lista di oggetti con check sul tipo String quando si effettua un’operazione di inserimento o di altro tipo.</text:p>
        </text:list-item>
        <text:list-item>
          <text:p text:style-name="P21"><text:span text:style-name="T64">Dopo il run time il tipo generico diventa un </text:span><text:span text:style-name="T11">raw</text:span><text:span text:style-name="T64"> </text:span><text:span text:style-name="T11">type</text:span><text:span text:style-name="T64">. </text:span><text:span text:style-name="T65">Le conseguenze di questo </text:span><text:span text:style-name="T66">cambiamento</text:span><text:span text:style-name="T65"> sono molteplici: </text:span><text:span text:style-name="T140">sono </text:span><text:span text:style-name="T141">bytecode</text:span><text:span text:style-name="T140"> compatible</text:span><text:span text:style-name="T65">,</text:span><text:span text:style-name="T154">sono performanti </text:span><text:span text:style-name="T67">(cose positivie) </text:span><text:span text:style-name="T37">ma allo stesso tempo </text:span><text:span text:style-name="T38">non possiamo effettuare il class literal </text:span><text:span text:style-name="T39">e </text:span><text:span text:style-name="T40">usare instanceof </text:span><text:span text:style-name="T68">(se cancelliamo I tipi è sempre object).</text:span></text:p>
        </text:list-item>
      </text:list>
      <text:p text:style-name="P10"/>
      <text:p text:style-name="P9"/>
      <text:p text:style-name="P10"><text:span text:style-name="T75">Il meccanismo di </text:span><text:span text:style-name="T6">Type</text:span><text:span text:style-name="T76"> </text:span><text:span text:style-name="T6">safeness</text:span><text:span text:style-name="T76"> </text:span><text:span text:style-name="T77">ci</text:span><text:span text:style-name="T76"> garantisce che un insieme di un tipo T </text:span><text:span text:style-name="T78">contenga</text:span><text:span text:style-name="T76"> solo elementi di quel tipo.</text:span></text:p>
      <text:p text:style-name="P8">Esso viene applicato <text:span text:style-name="T79">attraverso:</text:span></text:p>
      <text:list xml:id="list344924289" text:style-name="L6">
        <text:list-item>
          <text:p text:style-name="P25">Controllo <text:span text:style-name="T80">del </text:span>bound degli array</text:p>
        </text:list-item>
        <text:list-item>
          <text:p text:style-name="P26">Gestione automatica della memoria: <text:span text:style-name="T81">Nel momento in cui tale oggetto non fa riferimento a nessuna variabile nel codice il garbage collector si occupa di eliminarlo dallo heap.</text:span></text:p>
        </text:list-item>
        <text:list-item>
          <text:p text:style-name="P27">Controllo a livello di compilazione</text:p>
        </text:list-item>
        <text:list-item>
          <text:p text:style-name="P27">Controllo a livello di esecuzione</text:p>
        </text:list-item>
      </text:list>
      <text:p text:style-name="P11"/>
      <text:p text:style-name="P11"/>
      <text:p text:style-name="P12">Rapporto tra I <text:span text:style-name="T3">generici</text:span> e il meccanismo di <text:span text:style-name="T3">subtyp</text:span><text:span text:style-name="T8">ing</text:span><text:span text:style-name="T93">:</text:span></text:p>
      <text:list xml:id="list1854177188" text:style-name="L7">
        <text:list-item>
          <text:p text:style-name="P28"><text:span text:style-name="T94">Se S è un sottotitpo di T </text:span><text:span text:style-name="T95">allora NON è vero che </text:span><text:span text:style-name="T96">C</text:span><text:span text:style-name="T94">&lt;S&gt; </text:span><text:span text:style-name="T97">è un sottotipo di </text:span><text:span text:style-name="T96">C</text:span><text:span text:style-name="T94">&lt;T&gt; </text:span><text:span text:style-name="T98">perchè va <text:s/></text:span><text:span text:style-name="T14">contro</text:span><text:span text:style-name="T98"> la type safeness</text:span><text:span text:style-name="T94">.</text:span></text:p>
          <text:p text:style-name="P29">ESEMPIO: </text:p>
          <text:p text:style-name="P30">Preso un<text:span text:style-name="T120">a lista</text:span> di interi (S) e un<text:span text:style-name="T120">a lista</text:span> di Object(T) <text:span text:style-name="T99">se avessimo </text:span><text:span text:style-name="T94">G&lt;S&gt; </text:span><text:span text:style-name="T95">&lt;</text:span><text:span text:style-name="T94"> G&lt;T&gt; </text:span><text:span text:style-name="T99">allora </text:span><text:span text:style-name="T100">potremmo dire che </text:span><text:span text:style-name="T121">la nostra lista</text:span><text:span text:style-name="T100"> di Obj = lista di interi (quindi puntano allo stesso spazio di memoria).</text:span><text:span text:style-name="T101">Questo viene comparato a compile time attraverso I tipi apparenti.</text:span></text:p>
          <text:p text:style-name="P30"><text:span text:style-name="T102">Q</text:span><text:span text:style-name="T100">uando andiamo a</text:span><text:span text:style-name="T103">d aggiungere un elemento alla lista di Obj lo stiamo aggiungendo anche alla lista di interi </text:span><text:span text:style-name="T104">e </text:span><text:span text:style-name="T15">avremo</text:span><text:span text:style-name="T104"> </text:span><text:span text:style-name="T15">un</text:span><text:span text:style-name="T104"> </text:span><text:span text:style-name="T15">malfunzionamento</text:span><text:span text:style-name="T143"> </text:span><text:span text:style-name="T144">quando cercheremo di estrarre tale oggetto dalla lista di inte</text:span><text:span text:style-name="T145">ri</text:span><text:span text:style-name="T106"> </text:span><text:span text:style-name="T107">(</text:span><text:span text:style-name="T155">perchè non si può fare un cast da object a integer</text:span><text:span text:style-name="T107">)</text:span><text:span text:style-name="T105">.</text:span></text:p>
          <text:p text:style-name="P30"><text:span text:style-name="T21">Neanche</text:span><text:span text:style-name="T41"> </text:span><text:span text:style-name="T21">utilizzando</text:span><text:span text:style-name="T41"> </text:span><text:span text:style-name="T21">gli</text:span><text:span text:style-name="T41"> </text:span><text:span text:style-name="T21">array</text:span><text:span text:style-name="T41"> </text:span><text:span text:style-name="T21">funziona</text:span><text:span text:style-name="T41"> perchè l’aggiunzione a runtime </text:span><text:span text:style-name="T42">produce un errore </text:span><text:span text:style-name="T43">perchè un array di interi è diverso da un array di oggetti</text:span><text:span text:style-name="T108">.</text:span><text:span text:style-name="T91">Stessa cosa vale coi metodi.</text:span></text:p>
          <text:p text:style-name="P31">Una soluzione è l’utilizzo delle <text:span text:style-name="T3">wildcard</text:span> scrivendo<text:span text:style-name="T109"> C&lt;?&gt; → classe di qualunque cosa </text:span><text:span text:style-name="T110">e</text:span></text:p>
          <text:p text:style-name="P32">defin<text:span text:style-name="T110">endo</text:span> che tale wildcard <text:s/>sia <text:span text:style-name="T111">o</text:span> almeno un tipo T (? &lt; T/ <text:span text:style-name="T112">upper bound</text:span>) oppure al più un <text:s/>tipo T (? &gt; T/<text:span text:style-name="T112">lower bound</text:span>).</text:p>
          <text:p text:style-name="P28"><text:span text:style-name="T113">Oppure </text:span><text:span text:style-name="T114">rendiamo</text:span><text:span text:style-name="T91"> il metodo generico e indicare un bound nella dichiarazione dei parametri </text:span><text:span text:style-name="T115">del</text:span><text:span text:style-name="T91"> tipo.</text:span></text:p>
          <text:p text:style-name="P33"><text:span text:style-name="T82">Ad ESEMPIO </text:span>&lt;T extends N<text:span text:style-name="T82">umber</text:span>&gt; <text:span text:style-name="T83">void</text:span> f<text:span text:style-name="T83">name</text:span>(T)<text:span text:style-name="T84">{}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8:37:46.715064563</meta:creation-date>
    <dc:date>2021-02-22T08:35:53.050697053</dc:date>
    <meta:editing-duration>PT19H15M50S</meta:editing-duration>
    <meta:editing-cycles>71</meta:editing-cycles>
    <meta:generator>LibreOffice/6.4.6.2$Linux_X86_64 LibreOffice_project/40$Build-2</meta:generator>
    <meta:document-statistic meta:table-count="0" meta:image-count="0" meta:object-count="0" meta:page-count="2" meta:paragraph-count="39" meta:word-count="896" meta:character-count="5399" meta:non-whitespace-character-count="4552"/>
  </office:meta>
</office:document-meta>
</file>